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7.56pt" svg:height="352.29pt" svg:x="322.58pt" svg:y="3.06pt">
            <loext:p draw:notify-on-update-of-ranges="Sheet1.A1:Sheet1.A1 Sheet1.A2:Sheet1.A102 Sheet1.B1:Sheet1.B1 Sheet1.B2:Sheet1.B102 Sheet1.A1:Sheet1.A1 Sheet1.A2:Sheet1.A102 Sheet1.C1:Sheet1.C1 Sheet1.C2:Sheet1.C102 Sheet1.A1:Sheet1.A1 Sheet1.A2:Sheet1.A102 Sheet1.D1:Sheet1.D1 Sheet1.D2:Sheet1.D102 Sheet1.A1:Sheet1.A1 Sheet1.A2:Sheet1.A102 Sheet1.E1:Sheet1.E1 Sheet1.E2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IIR</text:p>
          </table:table-cell>
          <table:table-cell office:value-type="string" calcext:value-type="string">
            <text:p>FI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0172" calcext:value-type="float">
            <text:p>0.017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778" calcext:value-type="float">
            <text:p>0.07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483" calcext:value-type="float">
            <text:p>0.483</text:p>
          </table:table-cell>
          <table:table-cell office:value-type="float" office:value="0.2423" calcext:value-type="float">
            <text:p>0.242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4947" calcext:value-type="float">
            <text:p>0.49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7467" calcext:value-type="float">
            <text:p>0.746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9102" calcext:value-type="float">
            <text:p>0.91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9695" calcext:value-type="float">
            <text:p>0.969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9862" calcext:value-type="float">
            <text:p>0.986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9866" calcext:value-type="float">
            <text:p>0.986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9866" calcext:value-type="float">
            <text:p>0.986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852" calcext:value-type="float">
            <text:p>0.985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84" calcext:value-type="float">
            <text:p>0.98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987" calcext:value-type="float">
            <text:p>0.987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855" calcext:value-type="float">
            <text:p>0.985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881" calcext:value-type="float">
            <text:p>0.988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885" calcext:value-type="float">
            <text:p>0.988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582" calcext:value-type="float">
            <text:p>0.9582</text:p>
          </table:table-cell>
          <table:table-cell office:value-type="float" office:value="0.9857" calcext:value-type="float">
            <text:p>0.985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83" calcext:value-type="float">
            <text:p>0.98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31" calcext:value-type="float">
            <text:p>0.983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nger average, smoother function, longer convergence ti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9847" calcext:value-type="float">
            <text:p>0.9847</text:p>
          </table:table-cell>
          <table:table-cell table:number-columns-repeated="8"/>
          <table:table-cell office:value-type="string" calcext:value-type="string">
            <text:p>II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855" calcext:value-type="float">
            <text:p>0.9855</text:p>
          </table:table-cell>
          <table:table-cell table:number-columns-repeated="8"/>
          <table:table-cell office:value-type="string" calcext:value-type="string">
            <text:p>FI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847" calcext:value-type="float">
            <text:p>0.984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41" calcext:value-type="float">
            <text:p>0.984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38" calcext:value-type="float">
            <text:p>0.983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33" calcext:value-type="float">
            <text:p>0.983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831" calcext:value-type="float">
            <text:p>0.9831</text:p>
          </table:table-cell>
          <table:table-cell table:number-columns-repeated="3"/>
          <table:table-cell office:value-type="string" calcext:value-type="string">
            <text:p>It’s harder to characterise data from screen, since it doesn’t seem to have an accessible history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38" calcext:value-type="float">
            <text:p>0.9838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55" calcext:value-type="float">
            <text:p>0.985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6" calcext:value-type="float">
            <text:p>0.98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6" calcext:value-type="float">
            <text:p>0.986</text:p>
          </table:table-cell>
          <table:table-cell table:number-columns-repeated="2"/>
          <table:table-cell office:value-type="string" calcext:value-type="string">
            <text:p>The IIR filter seems to track decently and is computationally cheaper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57" calcext:value-type="float">
            <text:p>0.9857</text:p>
          </table:table-cell>
          <table:table-cell table:number-columns-repeated="2"/>
          <table:table-cell office:value-type="string" calcext:value-type="string">
            <text:p>The MAF tracks closer to the IIR, but is more inefficient and slower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66" calcext:value-type="float">
            <text:p>0.9866</text:p>
          </table:table-cell>
          <table:table-cell table:number-columns-repeated="2"/>
          <table:table-cell office:value-type="string" calcext:value-type="string">
            <text:p>The FIR is slower still and similar to the MAF computationally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877" calcext:value-type="float">
            <text:p>0.987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74" calcext:value-type="float">
            <text:p>0.987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58" calcext:value-type="float">
            <text:p>0.985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43" calcext:value-type="float">
            <text:p>0.984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" calcext:value-type="float">
            <text:p>0.98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43" calcext:value-type="float">
            <text:p>0.9843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52" calcext:value-type="float">
            <text:p>0.985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52" calcext:value-type="float">
            <text:p>0.985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43" calcext:value-type="float">
            <text:p>0.984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25" calcext:value-type="float">
            <text:p>0.982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814" calcext:value-type="float">
            <text:p>0.9814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2" calcext:value-type="float">
            <text:p>0.98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35" calcext:value-type="float">
            <text:p>0.983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852" calcext:value-type="float">
            <text:p>0.985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858" calcext:value-type="float">
            <text:p>0.985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56" calcext:value-type="float">
            <text:p>0.985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49" calcext:value-type="float">
            <text:p>0.98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48" calcext:value-type="float">
            <text:p>0.9848</text:p>
          </table:table-cell>
          <table:table-cell table:number-columns-repeated="2" office:value-type="float" office:value="0.9843" calcext:value-type="float">
            <text:p>0.984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84" calcext:value-type="float">
            <text:p>0.98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51" calcext:value-type="float">
            <text:p>0.9851</text:p>
          </table:table-cell>
          <table:table-cell table:number-columns-repeated="2" office:value-type="float" office:value="0.9831" calcext:value-type="float">
            <text:p>0.9831</text:p>
          </table:table-cell>
          <table:table-cell office:value-type="float" office:value="0.9836" calcext:value-type="float">
            <text:p>0.983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28" calcext:value-type="float">
            <text:p>0.982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37" calcext:value-type="float">
            <text:p>0.983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86" calcext:value-type="float">
            <text:p>0.98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84" calcext:value-type="float">
            <text:p>0.9884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899" calcext:value-type="float">
            <text:p>0.989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99" calcext:value-type="float">
            <text:p>0.989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82" calcext:value-type="float">
            <text:p>0.988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848" calcext:value-type="float">
            <text:p>0.984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16" calcext:value-type="float">
            <text:p>0.9816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804" calcext:value-type="float">
            <text:p>0.980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1" calcext:value-type="float">
            <text:p>0.98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27" calcext:value-type="float">
            <text:p>0.982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45" calcext:value-type="float">
            <text:p>0.984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62" calcext:value-type="float">
            <text:p>0.986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868" calcext:value-type="float">
            <text:p>0.986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65" calcext:value-type="float">
            <text:p>0.986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64" calcext:value-type="float">
            <text:p>0.986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63" calcext:value-type="float">
            <text:p>0.986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8" calcext:value-type="float">
            <text:p>0.985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41" calcext:value-type="float">
            <text:p>0.984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841" calcext:value-type="float">
            <text:p>0.9841</text:p>
          </table:table-cell>
          <table:table-cell office:value-type="float" office:value="0.9824" calcext:value-type="float">
            <text:p>0.9824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23" calcext:value-type="float">
            <text:p>0.982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35" calcext:value-type="float">
            <text:p>0.9835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55" calcext:value-type="float">
            <text:p>0.985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68" calcext:value-type="float">
            <text:p>0.986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75" calcext:value-type="float">
            <text:p>0.987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7" calcext:value-type="float">
            <text:p>0.98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864" calcext:value-type="float">
            <text:p>0.986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65" calcext:value-type="float">
            <text:p>0.986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876" calcext:value-type="float">
            <text:p>0.9876</text:p>
          </table:table-cell>
          <table:table-cell table:number-columns-repeated="2" office:value-type="float" office:value="0.9875" calcext:value-type="float">
            <text:p>0.9875</text:p>
          </table:table-cell>
          <table:table-cell office:value-type="float" office:value="0.9871" calcext:value-type="float">
            <text:p>0.987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879" calcext:value-type="float">
            <text:p>0.9879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81" calcext:value-type="float">
            <text:p>0.9881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75" calcext:value-type="float">
            <text:p>0.987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5" calcext:value-type="float">
            <text:p>0.9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822" calcext:value-type="float">
            <text:p>0.9822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07" calcext:value-type="float">
            <text:p>0.980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812" calcext:value-type="float">
            <text:p>0.9812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27" calcext:value-type="float">
            <text:p>0.982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36" calcext:value-type="float">
            <text:p>0.983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842" calcext:value-type="float">
            <text:p>0.984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46" calcext:value-type="float">
            <text:p>0.9846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48" calcext:value-type="float">
            <text:p>0.984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44" calcext:value-type="float">
            <text:p>0.984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832" calcext:value-type="float">
            <text:p>0.983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16" calcext:value-type="float">
            <text:p>0.981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09" calcext:value-type="float">
            <text:p>0.980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15" calcext:value-type="float">
            <text:p>0.981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839" calcext:value-type="float">
            <text:p>0.983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5" calcext:value-type="float">
            <text:p>0.986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39" calcext:value-type="float">
            <text:p>0.98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5:06:03.063222304</meta:creation-date>
    <dc:date>2018-05-17T13:29:52.055670023</dc:date>
    <meta:editing-duration>PT18H2M22S</meta:editing-duration>
    <meta:editing-cycles>1</meta:editing-cycles>
    <meta:document-statistic meta:table-count="1" meta:cell-count="51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6cm" svg:height="12.429cm" xlink:href=".." xlink:type="simple" chart:class="chart:scatter" chart:style-name="ch1">
        <chart:legend chart:legend-position="end" svg:x="18.291cm" svg:y="5.168cm" style:legend-expansion="high" chart:style-name="ch2"/>
        <chart:plot-area chart:style-name="ch3" table:cell-range-address="Sheet1.A1:Sheet1.E102" chart:data-source-has-labels="row" svg:x="0.407cm" svg:y="0.248cm" svg:width="17.477cm" svg:height="11.933cm">
          <chartooo:coordinate-region svg:x="1.134cm" svg:y="0.448cm" svg:width="16.47cm" svg:height="11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series chart:style-name="ch7" chart:values-cell-range-address="Sheet1.C2:Sheet1.C102" chart:label-cell-address="Sheet1.C1:Sheet1.C1" chart:class="chart:scatter">
            <chart:data-point chart:repeated="101"/>
          </chart:series>
          <chart:series chart:style-name="ch8" chart:values-cell-range-address="Sheet1.D2:Sheet1.D102" chart:label-cell-address="Sheet1.D1:Sheet1.D1" chart:class="chart:scatter">
            <chart:data-point chart:repeated="101"/>
          </chart:series>
          <chart:series chart:style-name="ch9" chart:values-cell-range-address="Sheet1.E2:Sheet1.E102" chart:label-cell-address="Sheet1.E1:Sheet1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AF</text:p>
                <draw:g>
                  <svg:desc>Sheet1.C1:Sheet1.C1</svg:desc>
                </draw:g>
              </table:table-cell>
              <table:table-cell office:value-type="string">
                <text:p>IIR</text:p>
                <draw:g>
                  <svg:desc>Sheet1.D1:Sheet1.D1</svg:desc>
                </draw:g>
              </table:table-cell>
              <table:table-cell office:value-type="string">
                <text:p>FI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2</svg:desc>
                </draw:g>
              </table:table-cell>
              <table:table-cell office:value-type="float" office:value="0.9908">
                <text:p>0.9908</text:p>
                <draw:g>
                  <svg:desc>Sheet1.B2:Sheet1.B102</svg:desc>
                </draw:g>
              </table:table-cell>
              <table:table-cell office:value-type="float" office:value="0.1238">
                <text:p>0.1238</text:p>
                <draw:g>
                  <svg:desc>Sheet1.C2:Sheet1.C102</svg:desc>
                </draw:g>
              </table:table-cell>
              <table:table-cell office:value-type="float" office:value="0.1982">
                <text:p>0.1982</text:p>
                <draw:g>
                  <svg:desc>Sheet1.D2:Sheet1.D102</svg:desc>
                </draw:g>
              </table:table-cell>
              <table:table-cell office:value-type="float" office:value="0.0172">
                <text:p>0.0172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71">
                <text:p>0.9871</text:p>
              </table:table-cell>
              <table:table-cell office:value-type="float" office:value="0.2472">
                <text:p>0.2472</text:p>
              </table:table-cell>
              <table:table-cell office:value-type="float" office:value="0.3559">
                <text:p>0.3559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14">
                <text:p>0.9914</text:p>
              </table:table-cell>
              <table:table-cell office:value-type="float" office:value="0.3712">
                <text:p>0.3712</text:p>
              </table:table-cell>
              <table:table-cell office:value-type="float" office:value="0.483">
                <text:p>0.483</text:p>
              </table:table-cell>
              <table:table-cell office:value-type="float" office:value="0.2423">
                <text:p>0.2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27">
                <text:p>0.9827</text:p>
              </table:table-cell>
              <table:table-cell office:value-type="float" office:value="0.494">
                <text:p>0.494</text:p>
              </table:table-cell>
              <table:table-cell office:value-type="float" office:value="0.583">
                <text:p>0.583</text:p>
              </table:table-cell>
              <table:table-cell office:value-type="float" office:value="0.4947">
                <text:p>0.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812">
                <text:p>0.9812</text:p>
              </table:table-cell>
              <table:table-cell office:value-type="float" office:value="0.6166">
                <text:p>0.6166</text:p>
              </table:table-cell>
              <table:table-cell office:value-type="float" office:value="0.6626">
                <text:p>0.6626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13">
                <text:p>0.9913</text:p>
              </table:table-cell>
              <table:table-cell office:value-type="float" office:value="0.7406">
                <text:p>0.7406</text:p>
              </table:table-cell>
              <table:table-cell office:value-type="float" office:value="0.7284">
                <text:p>0.7284</text:p>
              </table:table-cell>
              <table:table-cell office:value-type="float" office:value="0.9102">
                <text:p>0.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32">
                <text:p>0.9932</text:p>
              </table:table-cell>
              <table:table-cell office:value-type="float" office:value="0.8647">
                <text:p>0.8647</text:p>
              </table:table-cell>
              <table:table-cell office:value-type="float" office:value="0.7813">
                <text:p>0.7813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06">
                <text:p>0.9806</text:p>
              </table:table-cell>
              <table:table-cell office:value-type="float" office:value="0.9873">
                <text:p>0.9873</text:p>
              </table:table-cell>
              <table:table-cell office:value-type="float" office:value="0.8212">
                <text:p>0.8212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729">
                <text:p>0.9729</text:p>
              </table:table-cell>
              <table:table-cell office:value-type="float" office:value="0.9851">
                <text:p>0.9851</text:p>
              </table:table-cell>
              <table:table-cell office:value-type="float" office:value="0.8515">
                <text:p>0.8515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74">
                <text:p>0.9874</text:p>
              </table:table-cell>
              <table:table-cell office:value-type="float" office:value="0.9851">
                <text:p>0.9851</text:p>
              </table:table-cell>
              <table:table-cell office:value-type="float" office:value="0.8787">
                <text:p>0.8787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025">
                <text:p>1.0025</text:p>
              </table:table-cell>
              <table:table-cell office:value-type="float" office:value="0.9865">
                <text:p>0.9865</text:p>
              </table:table-cell>
              <table:table-cell office:value-type="float" office:value="0.9035">
                <text:p>0.9035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98">
                <text:p>0.9898</text:p>
              </table:table-cell>
              <table:table-cell office:value-type="float" office:value="0.9874">
                <text:p>0.9874</text:p>
              </table:table-cell>
              <table:table-cell office:value-type="float" office:value="0.9207">
                <text:p>0.920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79">
                <text:p>0.9779</text:p>
              </table:table-cell>
              <table:table-cell office:value-type="float" office:value="0.987">
                <text:p>0.987</text:p>
              </table:table-cell>
              <table:table-cell office:value-type="float" office:value="0.9322">
                <text:p>0.9322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51">
                <text:p>0.9751</text:p>
              </table:table-cell>
              <table:table-cell office:value-type="float" office:value="0.9849">
                <text:p>0.9849</text:p>
              </table:table-cell>
              <table:table-cell office:value-type="float" office:value="0.9408">
                <text:p>0.9408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47">
                <text:p>0.9847</text:p>
              </table:table-cell>
              <table:table-cell office:value-type="float" office:value="0.9839">
                <text:p>0.9839</text:p>
              </table:table-cell>
              <table:table-cell office:value-type="float" office:value="0.9495">
                <text:p>0.9495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29">
                <text:p>0.9929</text:p>
              </table:table-cell>
              <table:table-cell office:value-type="float" office:value="0.9854">
                <text:p>0.9854</text:p>
              </table:table-cell>
              <table:table-cell office:value-type="float" office:value="0.9582">
                <text:p>0.9582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67">
                <text:p>0.9867</text:p>
              </table:table-cell>
              <table:table-cell office:value-type="float" office:value="0.9871">
                <text:p>0.9871</text:p>
              </table:table-cell>
              <table:table-cell office:value-type="float" office:value="0.9639">
                <text:p>0.9639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81">
                <text:p>0.9781</text:p>
              </table:table-cell>
              <table:table-cell office:value-type="float" office:value="0.986">
                <text:p>0.986</text:p>
              </table:table-cell>
              <table:table-cell office:value-type="float" office:value="0.9667">
                <text:p>0.9667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9">
                <text:p>0.9819</text:p>
              </table:table-cell>
              <table:table-cell office:value-type="float" office:value="0.9834">
                <text:p>0.9834</text:p>
              </table:table-cell>
              <table:table-cell office:value-type="float" office:value="0.9698">
                <text:p>0.9698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53">
                <text:p>0.9953</text:p>
              </table:table-cell>
              <table:table-cell office:value-type="float" office:value="0.9841">
                <text:p>0.9841</text:p>
              </table:table-cell>
              <table:table-cell office:value-type="float" office:value="0.9749">
                <text:p>0.9749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729">
                <text:p>0.9729</text:p>
              </table:table-cell>
              <table:table-cell office:value-type="float" office:value="0.9834">
                <text:p>0.9834</text:p>
              </table:table-cell>
              <table:table-cell office:value-type="float" office:value="0.9745">
                <text:p>0.9745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825">
                <text:p>0.9825</text:p>
              </table:table-cell>
              <table:table-cell office:value-type="float" office:value="0.9844">
                <text:p>0.9844</text:p>
              </table:table-cell>
              <table:table-cell office:value-type="float" office:value="0.9761">
                <text:p>0.9761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857">
                <text:p>0.9857</text:p>
              </table:table-cell>
              <table:table-cell office:value-type="float" office:value="0.9845">
                <text:p>0.9845</text:p>
              </table:table-cell>
              <table:table-cell office:value-type="float" office:value="0.978">
                <text:p>0.978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86">
                <text:p>0.9886</text:p>
              </table:table-cell>
              <table:table-cell office:value-type="float" office:value="0.984">
                <text:p>0.984</text:p>
              </table:table-cell>
              <table:table-cell office:value-type="float" office:value="0.9801">
                <text:p>0.9801</text:p>
              </table:table-cell>
              <table:table-cell office:value-type="float" office:value="0.9833">
                <text:p>0.9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879">
                <text:p>0.9879</text:p>
              </table:table-cell>
              <table:table-cell office:value-type="float" office:value="0.9841">
                <text:p>0.9841</text:p>
              </table:table-cell>
              <table:table-cell office:value-type="float" office:value="0.9817">
                <text:p>0.9817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827">
                <text:p>0.9827</text:p>
              </table:table-cell>
              <table:table-cell office:value-type="float" office:value="0.9847">
                <text:p>0.9847</text:p>
              </table:table-cell>
              <table:table-cell office:value-type="float" office:value="0.9819">
                <text:p>0.9819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862">
                <text:p>0.9862</text:p>
              </table:table-cell>
              <table:table-cell office:value-type="float" office:value="0.9852">
                <text:p>0.9852</text:p>
              </table:table-cell>
              <table:table-cell office:value-type="float" office:value="0.9827">
                <text:p>0.9827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15">
                <text:p>0.9815</text:p>
              </table:table-cell>
              <table:table-cell office:value-type="float" office:value="0.9835">
                <text:p>0.9835</text:p>
              </table:table-cell>
              <table:table-cell office:value-type="float" office:value="0.9825">
                <text:p>0.9825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91">
                <text:p>0.9991</text:p>
              </table:table-cell>
              <table:table-cell office:value-type="float" office:value="0.9868">
                <text:p>0.9868</text:p>
              </table:table-cell>
              <table:table-cell office:value-type="float" office:value="0.9858">
                <text:p>0.985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864">
                <text:p>0.9864</text:p>
              </table:table-cell>
              <table:table-cell office:value-type="float" office:value="0.9873">
                <text:p>0.9873</text:p>
              </table:table-cell>
              <table:table-cell office:value-type="float" office:value="0.9859">
                <text:p>0.9859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801">
                <text:p>0.9801</text:p>
              </table:table-cell>
              <table:table-cell office:value-type="float" office:value="0.9866">
                <text:p>0.9866</text:p>
              </table:table-cell>
              <table:table-cell office:value-type="float" office:value="0.9848">
                <text:p>0.98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815">
                <text:p>0.9815</text:p>
              </table:table-cell>
              <table:table-cell office:value-type="float" office:value="0.9857">
                <text:p>0.9857</text:p>
              </table:table-cell>
              <table:table-cell office:value-type="float" office:value="0.9841">
                <text:p>0.9841</text:p>
              </table:table-cell>
              <table:table-cell office:value-type="float" office:value="0.9877">
                <text:p>0.9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66">
                <text:p>0.9866</text:p>
              </table:table-cell>
              <table:table-cell office:value-type="float" office:value="0.9855">
                <text:p>0.9855</text:p>
              </table:table-cell>
              <table:table-cell office:value-type="float" office:value="0.9846">
                <text:p>0.9846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56">
                <text:p>0.9856</text:p>
              </table:table-cell>
              <table:table-cell office:value-type="float" office:value="0.9859">
                <text:p>0.9859</text:p>
              </table:table-cell>
              <table:table-cell office:value-type="float" office:value="0.9848">
                <text:p>0.984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96">
                <text:p>0.9896</text:p>
              </table:table-cell>
              <table:table-cell office:value-type="float" office:value="0.9863">
                <text:p>0.9863</text:p>
              </table:table-cell>
              <table:table-cell office:value-type="float" office:value="0.9858">
                <text:p>0.9858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0.9861">
                <text:p>0.9861</text:p>
              </table:table-cell>
              <table:table-cell office:value-type="float" office:value="0.9846">
                <text:p>0.9846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852">
                <text:p>0.9852</text:p>
              </table:table-cell>
              <table:table-cell office:value-type="float" office:value="0.9844">
                <text:p>0.9844</text:p>
              </table:table-cell>
              <table:table-cell office:value-type="float" office:value="0.9847">
                <text:p>0.9847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712">
                <text:p>0.9712</text:p>
              </table:table-cell>
              <table:table-cell office:value-type="float" office:value="0.9825">
                <text:p>0.9825</text:p>
              </table:table-cell>
              <table:table-cell office:value-type="float" office:value="0.982">
                <text:p>0.982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876">
                <text:p>0.9876</text:p>
              </table:table-cell>
              <table:table-cell office:value-type="float" office:value="0.9834">
                <text:p>0.9834</text:p>
              </table:table-cell>
              <table:table-cell office:value-type="float" office:value="0.9831">
                <text:p>0.9831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847">
                <text:p>0.9847</text:p>
              </table:table-cell>
              <table:table-cell office:value-type="float" office:value="0.9838">
                <text:p>0.9838</text:p>
              </table:table-cell>
              <table:table-cell office:value-type="float" office:value="0.9835">
                <text:p>0.9835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46">
                <text:p>0.9846</text:p>
              </table:table-cell>
              <table:table-cell office:value-type="float" office:value="0.9836">
                <text:p>0.9836</text:p>
              </table:table-cell>
              <table:table-cell office:value-type="float" office:value="0.9837">
                <text:p>0.9837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903">
                <text:p>0.9903</text:p>
              </table:table-cell>
              <table:table-cell office:value-type="float" office:value="0.9842">
                <text:p>0.9842</text:p>
              </table:table-cell>
              <table:table-cell office:value-type="float" office:value="0.985">
                <text:p>0.985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84">
                <text:p>0.984</text:p>
              </table:table-cell>
              <table:table-cell office:value-type="float" office:value="0.9835">
                <text:p>0.9835</text:p>
              </table:table-cell>
              <table:table-cell office:value-type="float" office:value="0.9848">
                <text:p>0.9848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823">
                <text:p>0.9823</text:p>
              </table:table-cell>
              <table:table-cell office:value-type="float" office:value="0.9838">
                <text:p>0.9838</text:p>
              </table:table-cell>
              <table:table-cell office:value-type="float" office:value="0.9843">
                <text:p>0.9843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5">
                <text:p>0.985</text:p>
              </table:table-cell>
              <table:table-cell office:value-type="float" office:value="0.9837">
                <text:p>0.9837</text:p>
              </table:table-cell>
              <table:table-cell office:value-type="float" office:value="0.9845">
                <text:p>0.9845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851">
                <text:p>0.9851</text:p>
              </table:table-cell>
              <table:table-cell office:value-type="float" office:value="0.9855">
                <text:p>0.9855</text:p>
              </table:table-cell>
              <table:table-cell office:value-type="float" office:value="0.9846">
                <text:p>0.9846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25">
                <text:p>0.9825</text:p>
              </table:table-cell>
              <table:table-cell office:value-type="float" office:value="0.9848">
                <text:p>0.9848</text:p>
              </table:table-cell>
              <table:table-cell office:value-type="float" office:value="0.9842">
                <text:p>0.9842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847">
                <text:p>0.9847</text:p>
              </table:table-cell>
              <table:table-cell office:value-type="float" office:value="0.9848">
                <text:p>0.9848</text:p>
              </table:table-cell>
              <table:table-cell office:value-type="float" office:value="0.9843">
                <text:p>0.9843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6">
                <text:p>0.976</text:p>
              </table:table-cell>
              <table:table-cell office:value-type="float" office:value="0.9837">
                <text:p>0.9837</text:p>
              </table:table-cell>
              <table:table-cell office:value-type="float" office:value="0.9826">
                <text:p>0.982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851">
                <text:p>0.9851</text:p>
              </table:table-cell>
              <table:table-cell office:value-type="float" office:value="0.9831">
                <text:p>0.9831</text:p>
              </table:table-cell>
              <table:table-cell office:value-type="float" office:value="0.9831">
                <text:p>0.9831</text:p>
              </table:table-cell>
              <table:table-cell office:value-type="float" office:value="0.9836">
                <text:p>0.9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898">
                <text:p>0.9898</text:p>
              </table:table-cell>
              <table:table-cell office:value-type="float" office:value="0.9838">
                <text:p>0.9838</text:p>
              </table:table-cell>
              <table:table-cell office:value-type="float" office:value="0.9844">
                <text:p>0.9844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908">
                <text:p>0.9908</text:p>
              </table:table-cell>
              <table:table-cell office:value-type="float" office:value="0.9849">
                <text:p>0.9849</text:p>
              </table:table-cell>
              <table:table-cell office:value-type="float" office:value="0.9857">
                <text:p>0.9857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885">
                <text:p>0.9885</text:p>
              </table:table-cell>
              <table:table-cell office:value-type="float" office:value="0.9853">
                <text:p>0.9853</text:p>
              </table:table-cell>
              <table:table-cell office:value-type="float" office:value="0.9863">
                <text:p>0.9863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955">
                <text:p>0.9955</text:p>
              </table:table-cell>
              <table:table-cell office:value-type="float" office:value="0.9866">
                <text:p>0.9866</text:p>
              </table:table-cell>
              <table:table-cell office:value-type="float" office:value="0.9881">
                <text:p>0.988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872">
                <text:p>0.9872</text:p>
              </table:table-cell>
              <table:table-cell office:value-type="float" office:value="0.9872">
                <text:p>0.9872</text:p>
              </table:table-cell>
              <table:table-cell office:value-type="float" office:value="0.9879">
                <text:p>0.9879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849">
                <text:p>0.9849</text:p>
              </table:table-cell>
              <table:table-cell office:value-type="float" office:value="0.9872">
                <text:p>0.9872</text:p>
              </table:table-cell>
              <table:table-cell office:value-type="float" office:value="0.9873">
                <text:p>0.9873</text:p>
              </table:table-cell>
              <table:table-cell office:value-type="float" office:value="0.9899">
                <text:p>0.9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685">
                <text:p>0.9685</text:p>
              </table:table-cell>
              <table:table-cell office:value-type="float" office:value="0.9863">
                <text:p>0.9863</text:p>
              </table:table-cell>
              <table:table-cell office:value-type="float" office:value="0.9835">
                <text:p>0.9835</text:p>
              </table:table-cell>
              <table:table-cell office:value-type="float" office:value="0.9899">
                <text:p>0.9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856">
                <text:p>0.9856</text:p>
              </table:table-cell>
              <table:table-cell office:value-type="float" office:value="0.9863">
                <text:p>0.9863</text:p>
              </table:table-cell>
              <table:table-cell office:value-type="float" office:value="0.984">
                <text:p>0.984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81">
                <text:p>0.981</text:p>
              </table:table-cell>
              <table:table-cell office:value-type="float" office:value="0.9852">
                <text:p>0.9852</text:p>
              </table:table-cell>
              <table:table-cell office:value-type="float" office:value="0.9834">
                <text:p>0.9834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11">
                <text:p>0.9811</text:p>
              </table:table-cell>
              <table:table-cell office:value-type="float" office:value="0.984">
                <text:p>0.984</text:p>
              </table:table-cell>
              <table:table-cell office:value-type="float" office:value="0.9829">
                <text:p>0.9829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864">
                <text:p>0.9864</text:p>
              </table:table-cell>
              <table:table-cell office:value-type="float" office:value="0.9838">
                <text:p>0.9838</text:p>
              </table:table-cell>
              <table:table-cell office:value-type="float" office:value="0.9836">
                <text:p>0.9836</text:p>
              </table:table-cell>
              <table:table-cell office:value-type="float" office:value="0.9804">
                <text:p>0.9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908">
                <text:p>0.9908</text:p>
              </table:table-cell>
              <table:table-cell office:value-type="float" office:value="0.9832">
                <text:p>0.9832</text:p>
              </table:table-cell>
              <table:table-cell office:value-type="float" office:value="0.985">
                <text:p>0.98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864">
                <text:p>0.9864</text:p>
              </table:table-cell>
              <table:table-cell office:value-type="float" office:value="0.9831">
                <text:p>0.9831</text:p>
              </table:table-cell>
              <table:table-cell office:value-type="float" office:value="0.9853">
                <text:p>0.9853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857">
                <text:p>0.9857</text:p>
              </table:table-cell>
              <table:table-cell office:value-type="float" office:value="0.9832">
                <text:p>0.9832</text:p>
              </table:table-cell>
              <table:table-cell office:value-type="float" office:value="0.9854">
                <text:p>0.9854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819">
                <text:p>0.9819</text:p>
              </table:table-cell>
              <table:table-cell office:value-type="float" office:value="0.9849">
                <text:p>0.9849</text:p>
              </table:table-cell>
              <table:table-cell office:value-type="float" office:value="0.9847">
                <text:p>0.9847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937">
                <text:p>0.9937</text:p>
              </table:table-cell>
              <table:table-cell office:value-type="float" office:value="0.9859">
                <text:p>0.9859</text:p>
              </table:table-cell>
              <table:table-cell office:value-type="float" office:value="0.9865">
                <text:p>0.9865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831">
                <text:p>0.9831</text:p>
              </table:table-cell>
              <table:table-cell office:value-type="float" office:value="0.9861">
                <text:p>0.9861</text:p>
              </table:table-cell>
              <table:table-cell office:value-type="float" office:value="0.9858">
                <text:p>0.9858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875">
                <text:p>0.9875</text:p>
              </table:table-cell>
              <table:table-cell office:value-type="float" office:value="0.9869">
                <text:p>0.9869</text:p>
              </table:table-cell>
              <table:table-cell office:value-type="float" office:value="0.9861">
                <text:p>0.9861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699">
                <text:p>0.9699</text:p>
              </table:table-cell>
              <table:table-cell office:value-type="float" office:value="0.9849">
                <text:p>0.9849</text:p>
              </table:table-cell>
              <table:table-cell office:value-type="float" office:value="0.9829">
                <text:p>0.9829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886">
                <text:p>0.9886</text:p>
              </table:table-cell>
              <table:table-cell office:value-type="float" office:value="0.9846">
                <text:p>0.9846</text:p>
              </table:table-cell>
              <table:table-cell office:value-type="float" office:value="0.984">
                <text:p>0.984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832">
                <text:p>0.9832</text:p>
              </table:table-cell>
              <table:table-cell office:value-type="float" office:value="0.9842">
                <text:p>0.9842</text:p>
              </table:table-cell>
              <table:table-cell office:value-type="float" office:value="0.9839">
                <text:p>0.9839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85">
                <text:p>0.985</text:p>
              </table:table-cell>
              <table:table-cell office:value-type="float" office:value="0.9841">
                <text:p>0.9841</text:p>
              </table:table-cell>
              <table:table-cell office:value-type="float" office:value="0.9841">
                <text:p>0.9841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908">
                <text:p>0.9908</text:p>
              </table:table-cell>
              <table:table-cell office:value-type="float" office:value="0.9852">
                <text:p>0.9852</text:p>
              </table:table-cell>
              <table:table-cell office:value-type="float" office:value="0.9854">
                <text:p>0.9854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898">
                <text:p>0.9898</text:p>
              </table:table-cell>
              <table:table-cell office:value-type="float" office:value="0.9847">
                <text:p>0.9847</text:p>
              </table:table-cell>
              <table:table-cell office:value-type="float" office:value="0.9863">
                <text:p>0.9863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842">
                <text:p>0.9842</text:p>
              </table:table-cell>
              <table:table-cell office:value-type="float" office:value="0.9849">
                <text:p>0.9849</text:p>
              </table:table-cell>
              <table:table-cell office:value-type="float" office:value="0.9859">
                <text:p>0.9859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83">
                <text:p>0.983</text:p>
              </table:table-cell>
              <table:table-cell office:value-type="float" office:value="0.9843">
                <text:p>0.9843</text:p>
              </table:table-cell>
              <table:table-cell office:value-type="float" office:value="0.9853">
                <text:p>0.985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908">
                <text:p>0.9908</text:p>
              </table:table-cell>
              <table:table-cell office:value-type="float" office:value="0.9869">
                <text:p>0.9869</text:p>
              </table:table-cell>
              <table:table-cell office:value-type="float" office:value="0.9864">
                <text:p>0.9864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847">
                <text:p>0.9847</text:p>
              </table:table-cell>
              <table:table-cell office:value-type="float" office:value="0.9864">
                <text:p>0.9864</text:p>
              </table:table-cell>
              <table:table-cell office:value-type="float" office:value="0.9861">
                <text:p>0.9861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882">
                <text:p>0.9882</text:p>
              </table:table-cell>
              <table:table-cell office:value-type="float" office:value="0.9871">
                <text:p>0.9871</text:p>
              </table:table-cell>
              <table:table-cell office:value-type="float" office:value="0.9865">
                <text:p>0.9865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915">
                <text:p>0.9915</text:p>
              </table:table-cell>
              <table:table-cell office:value-type="float" office:value="0.9879">
                <text:p>0.9879</text:p>
              </table:table-cell>
              <table:table-cell office:value-type="float" office:value="0.9875">
                <text:p>0.9875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876">
                <text:p>0.9876</text:p>
              </table:table-cell>
              <table:table-cell office:value-type="float" office:value="0.9875">
                <text:p>0.9875</text:p>
              </table:table-cell>
              <table:table-cell office:value-type="float" office:value="0.9875">
                <text:p>0.9875</text:p>
              </table:table-cell>
              <table:table-cell office:value-type="float" office:value="0.9871">
                <text:p>0.9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884">
                <text:p>0.9884</text:p>
              </table:table-cell>
              <table:table-cell office:value-type="float" office:value="0.9873">
                <text:p>0.9873</text:p>
              </table:table-cell>
              <table:table-cell office:value-type="float" office:value="0.9877">
                <text:p>0.9877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688">
                <text:p>0.9688</text:p>
              </table:table-cell>
              <table:table-cell office:value-type="float" office:value="0.9854">
                <text:p>0.9854</text:p>
              </table:table-cell>
              <table:table-cell office:value-type="float" office:value="0.9839">
                <text:p>0.9839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842">
                <text:p>0.9842</text:p>
              </table:table-cell>
              <table:table-cell office:value-type="float" office:value="0.9855">
                <text:p>0.9855</text:p>
              </table:table-cell>
              <table:table-cell office:value-type="float" office:value="0.984">
                <text:p>0.984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802">
                <text:p>0.9802</text:p>
              </table:table-cell>
              <table:table-cell office:value-type="float" office:value="0.9842">
                <text:p>0.9842</text:p>
              </table:table-cell>
              <table:table-cell office:value-type="float" office:value="0.9832">
                <text:p>0.983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854">
                <text:p>0.9854</text:p>
              </table:table-cell>
              <table:table-cell office:value-type="float" office:value="0.9843">
                <text:p>0.9843</text:p>
              </table:table-cell>
              <table:table-cell office:value-type="float" office:value="0.9837">
                <text:p>0.9837</text:p>
              </table:table-cell>
              <table:table-cell office:value-type="float" office:value="0.9822">
                <text:p>0.9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851">
                <text:p>0.9851</text:p>
              </table:table-cell>
              <table:table-cell office:value-type="float" office:value="0.9839">
                <text:p>0.9839</text:p>
              </table:table-cell>
              <table:table-cell office:value-type="float" office:value="0.984">
                <text:p>0.984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82">
                <text:p>0.982</text:p>
              </table:table-cell>
              <table:table-cell office:value-type="float" office:value="0.9827">
                <text:p>0.9827</text:p>
              </table:table-cell>
              <table:table-cell office:value-type="float" office:value="0.9836">
                <text:p>0.9836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856">
                <text:p>0.9856</text:p>
              </table:table-cell>
              <table:table-cell office:value-type="float" office:value="0.9825">
                <text:p>0.9825</text:p>
              </table:table-cell>
              <table:table-cell office:value-type="float" office:value="0.984">
                <text:p>0.984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872">
                <text:p>0.9872</text:p>
              </table:table-cell>
              <table:table-cell office:value-type="float" office:value="0.9823">
                <text:p>0.9823</text:p>
              </table:table-cell>
              <table:table-cell office:value-type="float" office:value="0.9846">
                <text:p>0.9846</text:p>
              </table:table-cell>
              <table:table-cell office:value-type="float" office:value="0.9836">
                <text:p>0.9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823">
                <text:p>0.9823</text:p>
              </table:table-cell>
              <table:table-cell office:value-type="float" office:value="0.984">
                <text:p>0.984</text:p>
              </table:table-cell>
              <table:table-cell office:value-type="float" office:value="0.9841">
                <text:p>0.9841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872">
                <text:p>0.9872</text:p>
              </table:table-cell>
              <table:table-cell office:value-type="float" office:value="0.9844">
                <text:p>0.9844</text:p>
              </table:table-cell>
              <table:table-cell office:value-type="float" office:value="0.9847">
                <text:p>0.9847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759">
                <text:p>0.9759</text:p>
              </table:table-cell>
              <table:table-cell office:value-type="float" office:value="0.9838">
                <text:p>0.9838</text:p>
              </table:table-cell>
              <table:table-cell office:value-type="float" office:value="0.983">
                <text:p>0.983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776">
                <text:p>0.9776</text:p>
              </table:table-cell>
              <table:table-cell office:value-type="float" office:value="0.9829">
                <text:p>0.9829</text:p>
              </table:table-cell>
              <table:table-cell office:value-type="float" office:value="0.9819">
                <text:p>0.9819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856">
                <text:p>0.9856</text:p>
              </table:table-cell>
              <table:table-cell office:value-type="float" office:value="0.9829">
                <text:p>0.9829</text:p>
              </table:table-cell>
              <table:table-cell office:value-type="float" office:value="0.9826">
                <text:p>0.9826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79">
                <text:p>0.979</text:p>
              </table:table-cell>
              <table:table-cell office:value-type="float" office:value="0.9825">
                <text:p>0.9825</text:p>
              </table:table-cell>
              <table:table-cell office:value-type="float" office:value="0.9819">
                <text:p>0.9819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956">
                <text:p>0.9956</text:p>
              </table:table-cell>
              <table:table-cell office:value-type="float" office:value="0.9838">
                <text:p>0.9838</text:p>
              </table:table-cell>
              <table:table-cell office:value-type="float" office:value="0.9847">
                <text:p>0.98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87">
                <text:p>0.987</text:p>
              </table:table-cell>
              <table:table-cell office:value-type="float" office:value="0.9838">
                <text:p>0.9838</text:p>
              </table:table-cell>
              <table:table-cell office:value-type="float" office:value="0.9851">
                <text:p>0.9851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933">
                <text:p>0.9933</text:p>
              </table:table-cell>
              <table:table-cell office:value-type="float" office:value="0.9851">
                <text:p>0.9851</text:p>
              </table:table-cell>
              <table:table-cell office:value-type="float" office:value="0.9868">
                <text:p>0.9868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859">
                <text:p>0.9859</text:p>
              </table:table-cell>
              <table:table-cell office:value-type="float" office:value="0.985">
                <text:p>0.985</text:p>
              </table:table-cell>
              <table:table-cell office:value-type="float" office:value="0.9866">
                <text:p>0.9866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45">
                <text:p>0.9845</text:p>
              </table:table-cell>
              <table:table-cell office:value-type="float" office:value="0.986">
                <text:p>0.986</text:p>
              </table:table-cell>
              <table:table-cell office:value-type="float" office:value="0.9858">
                <text:p>0.9858</text:p>
              </table:table-cell>
              <table:table-cell office:value-type="float" office:value="0.9839">
                <text:p>0.9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